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8.552cm" fo:min-width="21.3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73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6cm" fo:min-width="4.755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393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3.291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bottom" draw:auto-grow-height="false" fo:min-height="2.822cm" fo:min-width="11.462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3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acb20c" draw:textarea-horizontal-align="justify" draw:textarea-vertical-align="bottom" draw:auto-grow-height="false" fo:min-height="1.389cm" fo:min-width="2.606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acb20c" draw:textarea-horizontal-align="justify" draw:textarea-vertical-align="bottom" draw:auto-grow-height="false" fo:min-height="1.389cm" fo:min-width="2.828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de59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dee6ef"/>
      <style:paragraph-properties fo:text-align="start" style:writing-mode="lr-tb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e1e047"/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solid" draw:fill-color="#acb20c"/>
      <style:paragraph-properties fo:text-align="center"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9.842cm" svg:x="3.222cm" svg:y="7.985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653cm" svg:height="3.493cm" svg:x="3.99cm" svg:y="8.409cm">
          <text:p text:style-name="P3">Nitro <text:s text:c="3"/>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6.591cm" svg:y1="9.679cm" svg:x2="15.922cm" svg:y2="6.556cm" draw:start-shape="id1" draw:start-glue-point="0" draw:end-shape="id2" draw:end-glue-point="3" svg:d="M6591 9679c0-2082 3110-3123 9331-3123" svg:viewBox="0 0 9332 3124">
          <text:p/>
        </draw:connector>
        <draw:custom-shape draw:style-name="gr4" draw:text-style-name="P4" xml:id="id3" draw:id="id3" draw:layer="layout" svg:width="5.459cm" svg:height="1.27cm" svg:x="15.46cm" svg:y="9.255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6" draw:id="id6" draw:layer="layout" svg:width="5.08cm" svg:height="1.904cm" svg:x="9.255cm" svg:y="5.763cm">
          <text:p text:style-name="P6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4.127cm" svg:height="1.588cm" svg:x="15.922cm" svg:y="5.762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5" draw:id="id5" draw:layer="layout" svg:width="4.128cm" svg:height="1.905cm" svg:x="16.156cm" svg:y="11.16cm">
          <text:p text:style-name="P6">Secrets</text:p>
          <text:p text:style-name="P6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4.057cm" svg:height="1.905cm" svg:x="4.563cm" svg:y="9.679cm">
          <text:p text:style-name="P3">Mpyc 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4" draw:id="id4" draw:layer="layout" svg:width="12.382cm" svg:height="3.492cm" svg:x="4.175cm" svg:y="13.7cm">
          <text:p text:style-name="P3">Quorum 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7.985cm" svg:y1="7.35cm" svg:x2="18.189cm" svg:y2="9.255cm" draw:start-shape="id2" draw:start-glue-point="2" draw:end-shape="id3" draw:end-glue-point="0" svg:d="M17985 7350c0 1429 204 477 204 1905" svg:viewBox="0 0 205 1906">
          <text:p/>
        </draw:connector>
        <draw:connector draw:style-name="gr3" draw:text-style-name="P5" draw:layer="layout" draw:type="curve" svg:x1="8.62cm" svg:y1="10.631cm" svg:x2="10.366cm" svg:y2="13.7cm" draw:start-shape="id1" draw:start-glue-point="1" draw:end-shape="id4" draw:end-glue-point="0" svg:d="M8620 10631c1164 0 1746 1023 1746 3069" svg:viewBox="0 0 1747 3070">
          <text:p/>
        </draw:connector>
        <draw:frame draw:style-name="gr10" draw:text-style-name="P11" draw:layer="layout" svg:width="3.89cm" svg:height="0.962cm" svg:x="11.495cm" svg:y="8.411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537cm" svg:y="10.207cm">
          <draw:text-box>
            <text:p>retrieves</text:p>
            <text:p>shard</text:p>
          </draw:text-box>
        </draw:frame>
        <draw:frame draw:style-name="gr12" draw:text-style-name="P5" draw:layer="layout" svg:width="1.348cm" svg:height="1.348cm" svg:x="12.669cm" svg:y="6.12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5" draw:layer="layout" svg:width="1.348cm" svg:height="1.348cm" svg:x="18.298cm" svg:y="5.97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347cm" svg:y="8.097cm">
          <draw:text-box>
            <text:p>transaction</text:p>
          </draw:text-box>
        </draw:frame>
        <draw:frame draw:style-name="gr14" draw:text-style-name="P13" draw:layer="layout" svg:width="6.033cm" svg:height="1.228cm" svg:x="20.685cm" svg:y="5.487cm">
          <draw:text-box>
            <text:p text:style-name="P12"><text:span text:style-name="T1">SDT Platform</text:span></text:p>
          </draw:text-box>
        </draw:frame>
        <draw:frame draw:style-name="gr15" draw:text-style-name="P11" draw:layer="layout" svg:width="2.16cm" svg:height="0.962cm" svg:x="5.896cm" svg:y="11.902cm">
          <draw:text-box>
            <text:p>writes</text:p>
          </draw:text-box>
        </draw:frame>
        <draw:connector draw:style-name="gr3" draw:text-style-name="P5" draw:layer="layout" draw:type="curve" svg:x1="9.572cm" svg:y1="10.048cm" svg:x2="16.156cm" svg:y2="12.112cm" draw:end-shape="id5" draw:end-glue-point="3" svg:d="M9572 10048c4533 0 1241 2064 6584 2064" svg:viewBox="0 0 6585 2065">
          <text:p/>
        </draw:connector>
        <draw:connector draw:style-name="gr3" draw:text-style-name="P5" draw:layer="layout" draw:type="curve" svg:x1="15.46cm" svg:y1="9.89cm" svg:x2="9.572cm" svg:y2="10.048cm" draw:start-shape="id3" draw:start-glue-point="3" svg:d="M15460 9890c-4822 0-1879 158-5888 158" svg:viewBox="0 0 5889 159">
          <text:p/>
        </draw:connector>
        <draw:frame draw:style-name="gr11" draw:text-style-name="P11" draw:layer="layout" svg:width="2.937cm" svg:height="1.673cm" svg:x="4.175cm" svg:y="6.312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9.537cm" svg:y="5.994cm">
          <draw:text-box>
            <text:p>External Cosigner</text:p>
          </draw:text-box>
        </draw:frame>
        <draw:frame draw:style-name="gr12" draw:text-style-name="P5" draw:layer="layout" svg:width="1.348cm" svg:height="1.348cm" svg:x="18.697cm" svg:y="11.47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3" draw:text-style-name="P5" draw:layer="layout" draw:type="curve" svg:x1="18.189cm" svg:y1="10.525cm" svg:x2="18.22cm" svg:y2="11.16cm" draw:start-shape="id3" draw:start-glue-point="2" draw:end-shape="id5" draw:end-glue-point="0" svg:d="M18189 10525c0 477 31 160 31 635" svg:viewBox="0 0 32 636">
          <text:p/>
        </draw:connector>
        <draw:connector draw:style-name="gr3" draw:text-style-name="P5" draw:layer="layout" draw:type="curve" svg:x1="6.591cm" svg:y1="9.679cm" svg:x2="9.255cm" svg:y2="6.715cm" draw:start-shape="id1" draw:start-glue-point="0" draw:end-shape="id6" draw:end-glue-point="3" svg:d="M6591 9679c0-1976 888-2964 2664-2964" svg:viewBox="0 0 2665 2965">
          <text:p/>
        </draw:connector>
        <draw:frame draw:style-name="gr17" draw:text-style-name="P11" draw:layer="layout" svg:width="5.973cm" svg:height="0.962cm" svg:x="20.685cm" svg:y="6.397cm">
          <draw:text-box>
            <text:p>BlockChain Module</text:p>
          </draw:text-box>
        </draw:frame>
        <draw:custom-shape draw:style-name="gr18" draw:text-style-name="P14" draw:layer="layout" svg:width="3.372cm" svg:height="1.905cm" svg:x="4.613cm" svg:y="14.017cm">
          <text:p text:style-name="P3">Dollar</text:p>
          <text:p text:style-name="P3">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.594cm" svg:height="1.905cm" svg:x="8.518cm" svg:y="14.017cm">
          <text:p text:style-name="P3">Gold</text:p>
          <text:p text:style-name="P3">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.594cm" svg:height="1.905cm" svg:x="12.646cm" svg:y="14.017cm">
          <text:p text:style-name="P3">Other</text:p>
          <text:p text:style-name="P3">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8T12:18:43.972218401</dc:date>
    <meta:editing-duration>PT4H16M42S</meta:editing-duration>
    <meta:editing-cycles>46</meta:editing-cycles>
    <meta:generator>LibreOffice/24.8.3.2$Linux_X86_64 LibreOffice_project/e14c9fdd1f585efcbb2c5363087a99d20928d522</meta:generator>
    <meta:document-statistic meta:object-count="29"/>
  </office:meta>
</office:document-meta>
</file>